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20:21: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20:21:24.98</dc:date>
    <meta:editing-duration>P132DT7H13M55S</meta:editing-duration>
    <meta:editing-cycles>308</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HexNum As Parser, pHexLit As Parser
	Set pHexNum = mkSeq(Array(pMany(pHexDigit)), "readHex")
	Set pHexLit = mk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Array(v))
End Function

' fails on empty string but succeeds on all others
' by returning the first character; and increasing pos by 1
Function pItem()
	Static result As New Parser
	If result.tp = "" Then
		result = mkParser("item", Array())
	End If
	pItem = result
End Function

' succeeds on strings with the given prefix t by returning t,
' and advancing pos by the length of t
Function pStr(t As String)
	If (Len(t) = 0) Then
		croak("pStr: cannot match 'exactly' the empty string t=''")
	Else
		pStr = mkParser("str", Array(t))
	End If
End Function

' succeeds if either p1 succeeds (then returning p1's result and pos)
' or (and only if p1 fails) if p2 succeeds, returns p2's result and pos.
' fails if both, p1 and p2 fail
Function pChoice(p1 As Parser, p2 As Parser)
	pChoice = mkParser("choice", Array(p1, p2))
End Function

' never fails: if p fails than pZeroOrOne(p) returns nil + same pos as result,
' otherwise returns a singleton list of p's result + pos
' matches at most once
Function pZeroOrOne(p As Parser)
	pZeroOrOne = mkParser("zeroOrOne", Array(p))
End Function

' never fails: if p fails than pMany(p) returns nil + same pos as result,
' otherwise returns a *REVERSED list* of p results + last pos
' matches as many as possible
Function pManyRev(p As Parser)
	pManyRev = mkParser("manyRev", Array(p))
End Function

' same as pManyRev but with the list in the order as in the parsed string
Function pMany(p As Parser)
	pMany = mkParser("many", Array(p))
End Function

' same as pManyRev but fails if there is no match at all
' matches as many as possible
Function pMany1Rev(p As Parser)
	pMany1Rev = mkParser("many1Rev", Array(p))
End Function

' same as pMany but fails if there is no match at all
' matches as many as possible
Function pMany1(p As Parser)
	pMany1 = mkParser("many1", Array(p))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fName As String)
	Dim f As Variant
	If isString(fName) Then
		f = lookupFn(fName)
	End If
	If isEmpty(f) Then
		croak("pSeq: unknown function " &amp; toString(fName))
	Else
		pSeq = mkParser("seq", Array(ps, f))
	End I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lookupParser(pName As String) As Parser
	Dim result As Parser
	Select Case pName
		Case "pWhite":		result = pWhite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 Then
		result = parseFailure
	ElseIf p.tp = "item" Then
		If pos &lt;= Len(s) Then
			result = Array(Mid(s, pos, 1), pos + 1)
		Else
			result = parseFailure
		End If
	ElseIf p.tp = "str" Then
		Dim match As String
		Dim matchLen As Integer
		match = p.st(0)
		matchLen = Len(match)
		If (Mid(s, pos, matchLen) = match) Then
			result = Array(match, pos + matchLen)
		Else
			result = parseFailure
		End If
		'MsgBox("str(" &amp; toString(match) &amp; "), s=" &amp; toString(s) &amp; ", pos=" &amp; toString(pos) &amp; ", matchLen=" &amp; toString(matchLen)_
		'	&amp; chr(13) &amp; "~&gt;" &amp; toString(result))
	ElseIf p.tp = "choice" Then
		result = applyP(p.st(0), s, pos)
		If isParseFailure(result) Then
			result = applyP(p.st(1), s, pos)
		End If
	ElseIf p.tp = "zeroOrOne" Then
		result = applyP(p.st(0), s, pos)
		If isParseFailure(result) Then
			result = Array(nil, pos)
		Else
			result = Array(List(result(0)), result(1))
		End If
	ElseIf (p.tp = "manyRev") Or (p.tp = "many1Rev") Then
		Dim lst As Object
		Dim lstLen As Integer
		nxtPos = pos
		lstLen = 0
		Set lst = nil
		result = applyP(p.st(0), s, nxtPos)
		While Not(isParseFailure(result))
			nxtPos = result(1)
			Set lst = cons(result(0), lst)
			lstLen = lstLen + 1
			result = applyP(p.st(0), s, nxtPos)
		Wend
		If (p.tp = "many1Rev") And isNil(lst) Then
			result = parseFailure
		Else
			result = Array(lst, nxtPos)
		End If
	ElseIf p.tp = "many" Then
		result = applyP(pManyRev(p.st(0)), s, pos)
		result(0) = toArray(reverse(result(0)))
	ElseIf p.tp = "many1" Then
		result = applyP(pMany1Rev(p.st(0)), s, pos)
		result(0) = reverse(result(0))
	ElseIf p.tp = "bind" Then
		result = applyP(p.st(0), s, pos)
		If Not isParseFailure(result) Then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Function test_Parser()
	Dim tm As Date
	tm = TimeValue(Time)
	test_Parser_fail()
	test_Parser_item()
	test_Parser_return()
	test_Parser_str()
	test_Parser_choice()
	test_Parser_zeroOrOne()
	test_Parser_white()
	test_Parser_binDigit()
	test_Parser_decDigit()
	test_Parser_hexDigit()
	test_Parser_manyRev()
	test_Parser_many()
	test_Parser_many1Rev()
	test_Parser_many1()

	test_Parser_seq()
	
	tm = TimeValue(Time) - tm
	MsgBox(TimeSerial(Hour(tm), Minute(tm), Second(tm)))
End Function

Function assert_parse(ByVal p As Variant, ByVal ss As Variant, ByVal expected As Variant)
	If isString(p) Then
		p = lookupParser(p)
	End If
	If Not(isString(expected)) Then
		expected = toString(expected)
	End If
	assertEqual(typeOf(p), "Object/TParser").x
	Dim actual As Variant, result As Variant
	
	If isArray(ss) Then
		Dim i As Integer
		For i = LBound(ss) To UBound(ss)
			actual = applyP(p, ss(i))
			result = assertEqual(toString(actual), expected)
			If result.isFail Then 
				MsgBox("at index " &amp; i &amp; ": " &amp; toString(ss(i)))
				Exit For
			End If
		Next i
	Else
		actual = applyP(p, ss)
		result = assertEqual(toString(actual), expected)
	End If
	assert_parse = result
End Function

Function test_Parser_fail()
	assert_parse(pFail, "",		parseFailure).x
	assert_parse(pFail, " ",	parseFailure).x
	assert_parse(pFail, "a",	parseFailure).x
	assert_parse(pFail, "1",	parseFailure).x
	assert_parse(pFail, "[]",	parseFailure).x
End Function

Function test_Parser_item()
	assert_parse(pItem, "",			parseFailure).x
	assert_parse(pItem, " ",		Array(" ", 2)).x
	assert_parse(pItem, "a",		Array("a", 2)).x
	assert_parse(pItem, "1",		Array("1", 2)).x
	assert_parse(pItem, "[]",		Array("[", 2)).x
	assert_parse(pItem, "abcd",		Array("a", 2)).x
	assert_parse(pItem, chr(13),	Array(chr(13), 2)).x
End Function

Function test_Parser_return()
	Dim p As Parser
	Dim expected As Variant

	p = pReturn("bar")
	expected = Array("bar", 1)
	assert_parse(p, "",			expected).x
	assert_parse(p, " ",		expected).x
	assert_parse(p, "a",		expected).x
	assert_parse(p, "1",		expected).x
	assert_parse(p, "[]",		expected).x
	assert_parse(p, "abcd",		expected).x
	assert_parse(p, chr(13),	expected).x

	p = pReturn(4711)	
	expected = Array(4711, 1)
	assert_parse(p, "",			expected).x
	assert_parse(p, " ",		expected).x
	assert_parse(p, "a",		expected).x
	assert_parse(p, "1",		expected).x
	assert_parse(p, "[]",		expected).x
	assert_parse(p, "abcd",		expected).x
	assert_parse(p, chr(13),	expected).x
End Function

Function test_Parser_str()
	Dim p As Parser

'	assertThrows(pStr, Array("")).x

	p = pStr("bar")
	assert_parse(p, "",				parseFailure).x
	assert_parse(p, " ",			parseFailure).x
	assert_parse(p, " " &amp; chr(13),	parseFailure).x
	assert_parse(p, "asdf",			parseFailure).x
	assert_parse(p, " bar",			parseFailure).x
	assert_parse(p, "b",			parseFailure).x
	assert_parse(p, "ba",			parseFailure).x
	assert_parse(p, "bar",			Array("bar", 4)).x
	assert_parse(p, "barb",			Array("bar", 4)).x
	assert_parse(p, "barba",		Array("bar", 4)).x
	assert_parse(p, "barbar",		Array("bar", 4)).x

	p = pStr(chr(13))
	assert_parse(p, "",				parseFailure).x
	assert_parse(p, " ",			parseFailure).x
	assert_parse(p, " " &amp; chr(13),	parseFailure).x
	assert_parse(p, "asdf",			parseFailure).x
	assert_parse(p, " bar",			parseFailure).x
	assert_parse(p, "b",			parseFailure).x
	assert_parse(p, "ba",			parseFailure).x
	assert_parse(p, "bar",			parseFailure).x
	assert_parse(p, "barb",			parseFailure).x
	assert_parse(p, "barba",		parseFailure).x
	assert_parse(p, "barbar",		parseFailure).x
	assert_parse(p, chr(13),					Array("\n", 2)).x
	assert_parse(p, chr(13) &amp; "bar",			Array("\n", 2)).x
	assert_parse(p, chr(13) &amp; chr(13),			Array("\n", 2)).x
	assert_parse(p, chr(13) &amp; chr(13) &amp; "bar",	Array("\n", 2)).x
End Function

Function test_Parser_choice()
	Dim p As Parser
	Dim data As Variant
	Dim expected As Variant
	
	data = Array("", " ", " " &amp; chr(13), "asdf", " bar", "b", "ba", "bar", "barb",_
		"barba", "barbar", chr(13), chr(13) &amp; "bar", chr(13) &amp; chr(13),_
		chr(13) &amp; chr(13) &amp; "bar"_
	)
	p = pChoice(pFail, pFail)
	assert_parse(p, data, parseFailure).x
	
	p = pChoice(pReturn(7), pFail)
	expected = Array(7, 1)
	assert_parse(p, data, expected).x
	
	p = pChoice(pFail, pReturn(7))
	expected = Array(7, 1)
	assert_parse(p, data, expected).x
	
	p = pChoice(pReturn(42), pReturn(7))
	expected = Array(42, 1)
	assert_parse(p, data, expected).x
	
	assert_parse(pChoice(pItem, pReturn(11)), 	"", Array(11, 1)).x
	assert_parse(pChoice(pItem, pStr("x")), 	"", parseFailure).x
	assert_parse(pChoice(pReturn(11), pItem), 	"", Array(11, 1)).x
	assert_parse(pChoice(pStr("x"), pItem), 	"", parseFailure).x
	
	assert_parse(pChoice(pItem, pReturn(11)), 	" ", Array(" ", 2)).x
	assert_parse(pChoice(pItem, pStr("x")), 	" ", Array(" ", 2)).x
	assert_parse(pChoice(pReturn(11), pItem), 	" ", Array(11, 1)).x
	assert_parse(pChoice(pStr("x"), pItem), 	" ", Array(" ", 2)).x
	
	assert_parse(pChoice(pItem, pReturn(11)), 	"x", Array("x", 2)).x
	assert_parse(pChoice(pItem, pStr("x")), 	"x", Array("x", 2)).x
	assert_parse(pChoice(pReturn(11), pItem), 	"x", Array(11, 1)).x
	assert_parse(pChoice(pStr("x"), pItem), 	"x", Array("x", 2)).x
End Function


Function test_Parser_zeroOrOne()
	Dim p As Parser
	Dim data As Variant
	Dim zeroMatches As Variant, oneMatch As Variant
	zeroMatches = Array(nil, 1)
	oneMatch    = Array(List("x"), 2)
		
	data = Array("", " ", " " &amp; chr(13), "asdf", " bar", "b", "ba", "bar", "barb",_
		"barba", "barbar", chr(13), chr(13) &amp; "bar", chr(13) &amp; chr(13),_
		chr(13) &amp; chr(13) &amp; "bar"_
	)

	p = pZeroOrOne(pStr("x"))

	assert_parse(p, data,	zeroMatches).x
	assert_parse(p, "x", 	oneMatch).x
	assert_parse(p, "xx", 	oneMatch).x
	assert_parse(p, "xxx", 	oneMatch).x
	assert_parse(p, " x", 	zeroMatches).x
	assert_parse(p, " xx", 	zeroMatches).x
	assert_parse(p, " xxx",	zeroMatches).x
End Function

Function test_Parser_white()
	Dim p As Parser
	p = pWhite

	assert_parse(p, "", 						parseFailure).x
	assert_parse(p, " ", 						Array(" ", 2)).x
	assert_parse(p, chr(9), 					Array("\t", 2)).x
	assert_parse(p, chr(13), 					parseFailure).x
	assert_parse(p, "asdf",						parseFailure).x
	assert_parse(p, " asdf", 					Array(" ", 2)).x
	assert_parse(p, chr(9) &amp; "asdf", 			Array("\t", 2)).x
	assert_parse(p, chr(13) &amp; "asdf", 			parseFailure).x
	assert_parse(p, "  asdf", 					Array(" ", 2)).x
	assert_parse(p, chr(9) &amp; chr(9) &amp; "asdf", 	Array("\t", 2)).x
	assert_parse(p, chr(13) &amp; chr(9) &amp; "asdf", 	parseFailure).x
	assert_parse(p, chr(9) &amp; chr(13) &amp; "asdf", 	Array("\t", 2)).x
	assert_parse(p, chr(13) &amp; chr(13) &amp; "asdf", parseFailure).x
End Function

Function test_Parser_binDigit()
	Dim p As Parser
	p = pBinDigit

	assert_parse(p, "", 						parseFailure).x
	assert_parse(p, " ", 						parseFailure).x
	assert_parse(p, "sadf",						parseFailure).x
	assert_parse(p, "0sadf", 					Array("0", 2)).x
	assert_parse(p, "1sadf", 					Array("1", 2)).x
	assert_parse(p, "2sadf", 					parseFailure).x
	assert_parse(p, "3sadf", 					parseFailure).x
	assert_parse(p, "4sadf", 					parseFailure).x
	assert_parse(p, "5sadf", 					parseFailure).x
	assert_parse(p, "6sadf", 					parseFailure).x
	assert_parse(p, "7sadf", 					parseFailure).x
	assert_parse(p, "8sadf", 					parseFailure).x
	assert_parse(p, "9sadf", 					parseFailure).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decDigit()
	Dim p As Parser
	p = pDec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hexDigit()
	Dim p As Parser
	p = pHex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Array("A", 2)).x
	assert_parse(p, "asadf", 					Array("a", 2)).x
	assert_parse(p, "Bsadf", 					Array("B", 2)).x
	assert_parse(p, "bsadf", 					Array("b", 2)).x
	assert_parse(p, "Csadf", 					Array("C", 2)).x
	assert_parse(p, "csadf", 					Array("c", 2)).x
	assert_parse(p, "Dsadf", 					Array("D", 2)).x
	assert_parse(p, "dsadf", 					Array("d", 2)).x
	assert_parse(p, "Esadf", 					Array("E", 2)).x
	assert_parse(p, "esadf", 					Array("e", 2)).x
	assert_parse(p, "Fsadf", 					Array("F", 2)).x
	assert_parse(p, "fsadf", 					Array("f", 2)).x
	assert_parse(p, "Gsadf", 					parseFailure).x
	assert_parse(p, "gsadf", 					parseFailure).x
End Function


Function test_Parser_manyRev()
	Dim p As Parser
	Dim data As Variant
	Dim zeroMatches As Variant
	zeroMatches = Array(nil, 1)
	
	data = Array("", " ", " " &amp; chr(13), "asdf", " bar", "b", "ba", "bar", "barb",_
		"barba", "barbar", chr(13), chr(13) &amp; "bar", chr(13) &amp; chr(13),_
		chr(13) &amp; chr(13) &amp; "bar"_
	)
	p = pManyRev(pFail)
	assert_parse(p, data, zeroMatches).x
	
	'p = pMany(pReturn(3)) - yields infite sequence of 3s, even on empty string
	
	p = pManyRev(pItem)
	assert_parse(p, "", 			zeroMatches).x
	assert_parse(p, " ", 			Array(List(" "), 2)).x
	assert_parse(p, " " &amp; chr(13),	Array(List("\n", " "), 3)).x
	assert_parse(p, "asdf",			Array(List("f", "d", "s", "a"), 5)).x
	
	p = pManyRev(pStr(" "))
	assert_parse(p, "", 			zeroMatches).x
	assert_parse(p, " ", 			Array(List(" "), 2)).x
	assert_parse(p, " " &amp; chr(13),	Array(List(" "), 2)).x
	assert_parse(p, "asdf",			zeroMatches).x
	assert_parse(p, "  ",			Array(List(" ", " "), 3)).x
	assert_parse(p, "   ",			Array(List(" ", " ", " "), 4)).x
	assert_parse(p, " x ",			Array(List(" "), 2)).x
	assert_parse(p, " x  ",			Array(List(" "), 2)).x
	assert_parse(p, "  x ",			Array(List(" ", " "), 3)).x
	
	p = pManyRev(pDecDigit)
	assert_parse(p, "", 			zeroMatches).x
	assert_parse(p, " ", 			zeroMatches).x
	assert_parse(p, "1", 			Array(List("1"), 2)).x
	assert_parse(p, "12 ", 			Array(List("2", "1"), 3)).x
	assert_parse(p, "12345", 		Array(List("5", "4", "3", "2", "1"), 6)).x
End Function

Function test_Parser_many()
	Dim p As Parser
	Dim data As Variant
	Dim zeroMatches As Variant
	zeroMatches = Array(Array(), 1)
	
	data = Array("", " ", " " &amp; chr(13), "asdf", " bar", "b", "ba", "bar", "barb",_
		"barba", "barbar", chr(13), chr(13) &amp; "bar", chr(13) &amp; chr(13),_
		chr(13) &amp; chr(13) &amp; "bar"_
	)
	p = pMany(pFail)
	assert_parse(p, data, zeroMatches).x
	
	'p = pMany(pReturn(3)) - yields infite sequence of 3s, even on empty string
	
	p = pMany(pItem)
	assert_parse(p, "", 			zeroMatches).x
	assert_parse(p, " ", 			Array(Array(" "), 2)).x
	assert_parse(p, " " &amp; chr(13),	Array(Array(" ", "\n"), 3)).x
	assert_parse(p, "asdf",			Array(Array("a", "s", "d", "f"), 5)).x
	
	p = pMany(pStr(" "))
	assert_parse(p, "", 			zeroMatches).x
	assert_parse(p, " ", 			Array(Array(" "), 2)).x
	assert_parse(p, " " &amp; chr(13),	Array(Array(" "), 2)).x
	assert_parse(p, "asdf",			zeroMatches).x
	assert_parse(p, "  ",			Array(Array(" ", " "), 3)).x
	assert_parse(p, "   ",			Array(Array(" ", " ", " "), 4)).x
	assert_parse(p, " x ",			Array(Array(" "), 2)).x
	assert_parse(p, " x  ",			Array(Array(" "), 2)).x
	assert_parse(p, "  x ",			Array(Array(" ", " "), 3)).x
	
	p = pMany(pDecDigit)
	assert_parse(p, "", 			zeroMatches).x
	assert_parse(p, " ", 			zeroMatches).x
	assert_parse(p, "1", 			Array(Array("1"), 2)).x
	assert_parse(p, "12 ", 			Array(Array("1", "2"), 3)).x
	assert_parse(p, "12345", 		Array(Array("1", "2", "3", "4", "5"), 6)).x
End Function


Function test_Parser_many1Rev()
	Dim p As Parser
	Dim data As Variant
	
	data = Array("", " ", " " &amp; chr(13), "asdf", " bar", "b", "ba", "bar", "barb",_
		"barba", "barbar", chr(13), chr(13) &amp; "bar", chr(13) &amp; chr(13),_
		chr(13) &amp; chr(13) &amp; "bar"_
	)
	p = pMany1Rev(pFail)
	assert_parse(p, data, parseFailure).x
	
	'p = pMany1(pReturn(3)) - yields infite sequence of 3s, except on empty string
	
	p = pMany1Rev(pItem)
	assert_parse(p, "", 			parseFailure).x
	assert_parse(p, " ", 			Array(List(" "), 2)).x
	assert_parse(p, " " &amp; chr(13),	Array(List("\n", " "), 3)).x
	assert_parse(p, "asdf",			Array(List("f", "d", "s", "a"), 5)).x
	
	p = pMany1Rev(pStr(" "))
	assert_parse(p, "", 			parseFailure).x
	assert_parse(p, " ", 			Array(List(" "), 2)).x
	assert_parse(p, " " &amp; chr(13),	Array(List(" "), 2)).x
	assert_parse(p, "asdf",			parseFailure).x
	assert_parse(p, "  ",			Array(List(" ", " "), 3)).x
	assert_parse(p, "   ",			Array(List(" ", " ", " "), 4)).x
	assert_parse(p, " x ",			Array(List(" "), 2)).x
	assert_parse(p, " x  ",			Array(List(" "), 2)).x
	assert_parse(p, "  x ",			Array(List(" ", " "), 3)).x
	
	p = pMany1Rev(pDecDigit)
	assert_parse(p, "", 			parseFailure).x
	assert_parse(p, " ", 			parseFailure).x
	assert_parse(p, "1", 			Array(List("1"), 2)).x
	assert_parse(p, "12 ", 			Array(List("2", "1"), 3)).x
	assert_parse(p, "12345", 		Array(List("5", "4", "3", "2", "1"), 6)).x
End Function

Function test_Parser_many1()
	Dim p As Parser
	Dim data As Variant
	
	data = Array("", " ", " " &amp; chr(13), "asdf", " bar", "b", "ba", "bar", "barb",_
		"barba", "barbar", chr(13), chr(13) &amp; "bar", chr(13) &amp; chr(13),_
		chr(13) &amp; chr(13) &amp; "bar"_
	)
	p = pMany1(pFail)
	assert_parse(p, data, parseFailure).x
	
	'p = pMany1(pReturn(3)) - yields infite sequence of 3s, except on empty string
	
	p = pMany1(pItem)
	assert_parse(p, "", 			parseFailure).x
	assert_parse(p, " ", 			Array(List(" "), 2)).x
	assert_parse(p, " " &amp; chr(13),	Array(List(" ", "\n"), 3)).x
	assert_parse(p, "asdf",			Array(List("a", "s", "d", "f"), 5)).x
	
	p = pMany1(pStr(" "))
	assert_parse(p, "", 			parseFailure).x
	assert_parse(p, " ", 			Array(List(" "), 2)).x
	assert_parse(p, " " &amp; chr(13),	Array(List(" "), 2)).x
	assert_parse(p, "asdf",			parseFailure).x
	assert_parse(p, "  ",			Array(List(" ", " "), 3)).x
	assert_parse(p, "   ",			Array(List(" ", " ", " "), 4)).x
	assert_parse(p, " x ",			Array(List(" "), 2)).x
	assert_parse(p, " x  ",			Array(List(" "), 2)).x
	assert_parse(p, "  x ",			Array(List(" ", " "), 3)).x
	
	p = pMany1(pDecDigit)
	assert_parse(p, "", 			parseFailure).x
	assert_parse(p, " ", 			parseFailure).x
	assert_parse(p, "1", 			Array(List("1"), 2)).x
	assert_parse(p, "12 ", 			Array(List("1", "2"), 3)).x
	assert_parse(p, "12345", 		Array(List("1", "2", "3", "4", "5"), 6)).x
End Function

Function test_Parser_seq()
	Dim p As Parser, f As Variant
	Dim data As Variant
	
	data = Array("", " ", " " &amp; chr(13), "asdf", " bar", "b", "ba", "bar", "barb",_
		"barba", "barbar", chr(13), chr(13) &amp; "bar", chr(13) &amp; chr(13),_
		chr(13) &amp; chr(13) &amp; "bar"_
	)
	f = "asc"
	p = pSeq(Array(pFail), f)
	assert_parse(p, data, parseFailure).x
	
	f = "asc"
	p = pSeq(Array(pItem), f)
	assert_parse(p, "", 	parseFailure).x
	assert_parse(p, "0", 	Array(asc("0"), 2)).x
	assert_parse(p, "1", 	Array(asc("1"), 2)).x
	assert_parse(p, "A", 	Array(asc("A"), 2)).x
	assert_parse(p, "B", 	Array(asc("B"), 2)).x
	assert_parse(p, "AB",	Array(asc("A"), 2)).x
	assert_parse(p, "BA",	Array(asc("B"), 2)).x
	
	f = "concat"
	p = pSeq(Array(pItem, pItem), f)
	assert_parse(p, "", 	parseFailure).x
	assert_parse(p, "A", 	parseFailure).x
	assert_parse(p, "B", 	parseFailure).x
	assert_parse(p, "AB",	Array("AB", 3)).x
	assert_parse(p, "BA",	Array("BA", 3)).x
	
	f = "asc"
	p = pSeq(Array(pDecDigit), f)
	assert_parse(p, "", 			parseFailure).x
	assert_parse(p, "A", 			parseFailure).x
	assert_parse(p, "B", 			parseFailure).x
	assert_parse(p, "AB",			parseFailure).x
	assert_parse(p, "BA",			parseFailure).x
	assert_parse(p, "0", 			Array(48, 2)).x
	assert_parse(p, "1", 			Array(49, 2)).x
	assert_parse(p, "123456789",	Array(49, 2)).x
	
	p = pMany1(pSeq(Array(pDecDigit), f))
	assert_parse(p, "", 			parseFailure).x
	assert_parse(p, "A", 			parseFailure).x
	assert_parse(p, "B", 			parseFailure).x
	assert_parse(p, "AB",			parseFailure).x
	assert_parse(p, "BA",			parseFailure).x
	assert_parse(p, "0", 			Array(List(48), 2)).x
	assert_parse(p, "1", 			Array(List(49), 2)).x
	assert_parse(p, "123456789",	Array(List(49, 50, 51, 52, 53, 54, 55, 56, 57), 10)).x
	assert_parse(p, "123456789 0",	Array(List(49, 50, 51, 52, 53, 54, 55, 56, 57), 10)).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